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in" fo:margin-bottom="0.1098in" loext:contextual-spacing="false" fo:line-height="200%" style:page-number="auto"/>
      <style:text-properties fo:color="#404040" style:font-name="Calibri" fo:font-size="11pt" fo:language="en" fo:country="US"/>
    </style:style>
    <style:style style:name="P2" style:family="paragraph" style:parent-style-name="Text_20_body">
      <style:paragraph-properties fo:margin-top="0in" fo:margin-bottom="0.1098in" loext:contextual-spacing="false" fo:line-height="115%"/>
    </style:style>
    <style:style style:name="P3" style:family="paragraph" style:parent-style-name="Text_20_body">
      <style:paragraph-properties fo:margin-top="0in" fo:margin-bottom="0.1098in" loext:contextual-spacing="false" fo:line-height="150%"/>
    </style:style>
    <style:style style:name="P4" style:family="paragraph" style:parent-style-name="Text_20_body">
      <style:paragraph-properties fo:margin-top="0in" fo:margin-bottom="0.1098in" loext:contextual-spacing="false" fo:line-height="200%"/>
    </style:style>
    <style:style style:name="P5" style:family="paragraph" style:parent-style-name="Text_20_body">
      <style:paragraph-properties fo:margin-top="0in" fo:margin-bottom="0.1098in" loext:contextual-spacing="false" style:line-height-at-least="0.2201in"/>
    </style:style>
    <style:style style:name="P6" style:family="paragraph" style:parent-style-name="Text_20_body">
      <style:paragraph-properties fo:margin-top="0in" fo:margin-bottom="0.1098in" loext:contextual-spacing="false" style:line-height-at-least="0.2201in" fo:text-align="center" style:justify-single-word="false"/>
    </style:style>
    <style:style style:name="P7" style:family="paragraph" style:parent-style-name="Text_20_body">
      <style:paragraph-properties fo:margin-top="0in" fo:margin-bottom="0.1098in" loext:contextual-spacing="false" style:line-height-at-least="0.2201in" fo:text-align="end" style:justify-single-word="false"/>
    </style:style>
    <style:style style:name="P8" style:family="paragraph" style:parent-style-name="Text_20_body">
      <style:paragraph-properties fo:margin-top="0in" fo:margin-bottom="0.1098in" loext:contextual-spacing="false" style:line-height-at-least="0.2201in"/>
      <style:text-properties fo:color="#404040" style:font-name="Calibri" fo:font-size="11pt" fo:language="en" fo:country="US" fo:font-weight="bold"/>
    </style:style>
    <style:style style:name="P9" style:family="paragraph" style:parent-style-name="Text_20_body">
      <style:paragraph-properties fo:margin-top="0in" fo:margin-bottom="0.1098in" loext:contextual-spacing="false" fo:line-height="108%"/>
    </style:style>
    <style:style style:name="T1" style:family="text">
      <style:text-properties fo:color="#404040" style:font-name="Calibri" fo:font-size="11pt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7-06-04T19:41:25.809872597</dc:date><text:p>HTML: &lt;meta name="created" content="2012-08-07T04:01:00"&gt;</text:p></office:annotation><office:annotation><dc:date>2017-06-04T19:41:25.809921291</dc:date><text:p>HTML: &lt;meta name="changedby" content="Xmury.ya"&gt;</text:p></office:annotation><office:annotation><dc:date>2017-06-04T19:41:25.809929524</dc:date><text:p>HTML: &lt;meta name="changed" content="2017-06-04T09:31:39.181147500"&gt;</text:p></office:annotation>Абзац МИ 1 </text:p>
      <text:p text:style-name="P2"><text:span text:style-name="T1">Абзац</text:span> <text:span text:style-name="T1">МИ 1.15</text:span></text:p>
      <text:p text:style-name="P3"><text:span text:style-name="T1">Абзац</text:span> <text:span text:style-name="T1">МИ 1,5</text:span></text:p>
      <text:p text:style-name="P4"><text:span text:style-name="T1">Абзац</text:span> <text:span text:style-name="T1">МИ 2</text:span></text:p>
      <text:p text:style-name="P4"><text:span text:style-name="T1">Абзац</text:span> <text:span text:style-name="T1">МИ 2,5</text:span></text:p>
      <text:p text:style-name="P4"><text:span text:style-name="T1">Абзац</text:span> <text:span text:style-name="T1">МИ 3</text:span></text:p>
      <text:p text:style-name="P5"><text:span text:style-name="T1">Абзац</text:span> <text:span text:style-name="T1">МИ 1</text:span></text:p>
      <text:p text:style-name="P6"><text:span text:style-name="T1">Абзац</text:span> <text:span text:style-name="T1">МИ 1</text:span></text:p>
      <text:p text:style-name="P7"><text:span text:style-name="T1">Абзац</text:span> <text:span text:style-name="T1">МИ 1</text:span></text:p>
      <text:p text:style-name="P8">АбзацМИ 1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ru" fo:country="RU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in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Xmury.ya</dc:creator>
    <meta:document-statistic meta:table-count="0" meta:image-count="0" meta:object-count="0" meta:page-count="1" meta:paragraph-count="10" meta:word-count="29" meta:character-count="107" meta:non-whitespace-character-count="87"/>
    <meta:generator>LibreOffice/5.1.6.2$Linux_X86_64 LibreOffice_project/10m0$Build-2</meta:generator>
    <meta:user-defined meta:name="AppVersion">00.0001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